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ot" svg:stroke-width="0cm" svg:stroke-color="#0d47a1" draw:marker-start-width="0.2cm" draw:marker-end-width="0.2cm" svg:stroke-linecap="butt" draw:fill-color="#ffffff" draw:textarea-horizontal-align="justify" draw:textarea-vertical-align="middle" draw:auto-grow-height="false" fo:min-height="2.368cm" fo:min-width="0.5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333333" draw:fill-color="#0078d4" draw:textarea-horizontal-align="justify" draw:textarea-vertical-align="middle" draw:auto-grow-height="false" fo:min-height="7.75cm" fo:min-width="7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78d4"/>
      <style:paragraph-properties fo:text-align="center"/>
    </style:style>
  </office:automatic-styles>
  <office:body>
    <office:drawing>
      <draw:page draw:name="page1" draw:style-name="dp1" draw:master-page-name="默认">
        <draw:path draw:style-name="gr1" draw:text-style-name="P1" draw:layer="layout" svg:width="7.503cm" svg:height="6.409cm" svg:x="1.248cm" svg:y="1.795cm" svg:viewBox="0 0 7504 6410" svg:d="M5442 5703l1355-1363 707 712-1355 1358zM5221 5487l-1324-1324 710-704 1301 1301zM441 5657l5657-5657 707 707-5657 5657zM2652 2916l-1652-1667c-85 1-667 667-1000 1000 53-188 93-294 159-564s79-377 329-777c89-161 493-554 740-831l2125 2128z">
          <text:p/>
        </draw:path>
        <draw:path draw:style-name="gr2" draw:text-style-name="P2" draw:layer="layout" svg:width="7.999cm" svg:height="7.999cm" svg:x="1cm" svg:y="1cm" svg:viewBox="0 0 8000 8000" svg:d="M5690 6498l707 707 1355-1358-707-712zM5469 6282l687-727-1301-1301-710 704zM689 6452l707 707 5657-5657-707-707zM2900 3711l701-711-2125-2128c-247 277-651 670-740 831-250 400-263 507-329 777s-106 376-159 564c333-333 915-999 1000-1000zM0 8000v-8000h8000v800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8T07:01:34.027440214</meta:creation-date>
    <dc:date>2022-05-08T08:36:33.468215930</dc:date>
    <meta:editing-duration>PT5M48S</meta:editing-duration>
    <meta:editing-cycles>3</meta:editing-cycles>
    <meta:generator>LibreOffice/7.2.5.2$Linux_X86_64 LibreOffice_project/499f9727c189e6ef3471021d6132d4c694f357e5</meta:generator>
    <meta:document-statistic meta:object-count="2"/>
  </office:meta>
</office:document-meta>
</file>